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2" style:family="text">
      <style:text-properties fo:font-family="Ubuntu"/>
    </style:style>
    <style:style style:name="T3" style:family="text">
      <style:text-properties fo:font-family="Ubuntu" fo:font-size="16.000000000000000pt"/>
    </style:style>
    <style:style style:name="T4" style:parent-style-name="Head" style:family="text">
      <style:text-properties fo:font-size="18.000000000000000pt"/>
    </style:style>
    <style:style style:name="P3" style:family="paragraph">
      <style:paragraph-properties fo:background-color="transparent" fo:line-height="3.000000000000000pt" fo:margin-bottom="12.000000000000000pt" fo:margin-top="12.000000000000000pt" fo:text-align="right">
        <style:tab-stops>
          <style:tab-stop style:position="25.00000000000pt" style:type="left" style:leader-type="none" style:leader-style="none" style:leader-width="auto" style:leader-color="font-color"/>
        </style:tab-stops>
      </style:paragraph-properties>
    </style:style>
    <style:style style:name="P4" style:family="paragraph">
      <style:paragraph-properties fo:background-color="transparent" fo:margin-top="8.000000000000000pt" fo:text-align="center">
        <style:tab-stops>
          <style:tab-stop style:position="25.00000000000pt" style:type="left" style:leader-type="none" style:leader-style="none" style:leader-width="auto" style:leader-color="font-color"/>
        </style:tab-stops>
      </style:paragraph-properties>
      <style:text-properties fo:background-color="transparent" fo:font-size="24.000000000000000pt" fo:font-style="normal" fo:font-variant="normal" fo:font-weight="bold" fo:text-transform="none" style:text-line-through-style="none" style:text-line-through-type="none" style:text-underline-color="font-color" style:text-underline-style="none" style:text-underline-type="none"/>
    </style:style>
    <style:style style:name="P5" style:parent-style-name="Bibliography_20custom1" style:family="paragraph">
      <style:text-properties fo:color="#000000" fo:font-family="Sans Serif" fo:font-size="12.000000000000000pt"/>
    </style:style>
    <style:style style:name="P6" style:parent-style-name="Bibliography_20custom1" style:family="paragraph">
      <style:paragraph-properties fo:break-before="page"/>
      <style:text-properties fo:color="#000000" fo:font-family="Sans Serif" fo:font-size="12.000000000000000pt"/>
    </style:style>
    <style:style style:name="P7" style:parent-style-name="Macsy" style:family="paragraph">
      <style:text-properties fo:background-color="transparent" fo:font-family="Ubuntu" fo:font-style="normal" fo:font-variant="normal" fo:font-weight="250" fo:text-transform="none" style:text-line-through-style="none" style:text-line-through-type="none" style:text-underline-color="font-color" style:text-underline-style="none" style:text-underline-type="none"/>
    </style:style>
    <style:style style:name="P8" style:parent-style-name="Standard" style:family="paragraph">
      <style:text-properties fo:color="#000000" fo:font-family="Sans Serif"/>
    </style:style>
    <number:date-style style:name="N1">
      <number:day number:style="long"/>
      <number:text>/</number:text>
      <number:month number:style="long" number:textual="false"/>
      <number:text>/</number:text>
      <number:year number:style="short"/>
    </number:date-style>
  </office:automatic-styles>
  <office:body>
    <office:text>
      <text:tracked-changes text:track-changes="false"/>
      <text:p text:style-name="P3"><text:span text:style-name="T2">Joona Mäkinen</text:span></text:p>
      <text:p text:style-name="P3"><text:span text:style-name="T2">Jonnie Käyhty</text:span></text:p>
      <text:p text:style-name="P3"><text:span text:style-name="T2">Joni Suomalainen</text:span></text:p>
      <text:p text:style-name="P3"><text:span text:style-name="T2">Ryhmä 4</text:span></text:p>
      <text:p text:style-name="P3"><text:span text:style-name="T2">TXK15S1H-D</text:span></text:p>
      <text:p text:style-name="P4"><text:span text:style-name="T3">Vaatimusmäärittely: Steam Sales Simulator</text:span></text:p>
      <text:p text:style-name="Macsy"><text:span text:style-name="Macsy1">1. Johdanto</text:span></text:p>
      <text:p text:style-name="Macsy"><text:span text:style-name="Macsy1"><text:tab/>1.1 Tavoite</text:span></text:p>
      <text:p text:style-name="Macsy"><text:span text:style-name="Macsy1"><text:tab/>1.2 Ohjelma ja toteutusympäristö</text:span></text:p>
      <text:p text:style-name="Macsy"><text:span text:style-name="Macsy1"><text:tab/>1.3 Määritelmät, termit ja lyhenteet</text:span></text:p>
      <text:p text:style-name="Macsy"><text:span text:style-name="Macsy1"><text:tab/>1.4 Viitteet</text:span></text:p>
      <text:p text:style-name="Macsy"><text:span text:style-name="Macsy1"><text:tab/>1.5 Yleiskatsaus dokumenttiin</text:span></text:p>
      <text:p text:style-name="Macsy"><text:span text:style-name="Macsy1">2. Data</text:span></text:p>
      <text:p text:style-name="Macsy"><text:span text:style-name="Macsy1">3. Toiminnot</text:span></text:p>
      <text:p text:style-name="Macsy"><text:span text:style-name="Macsy1"><text:tab/>3.1 Kukin toiminto omaan alakohtaansa</text:span></text:p>
      <text:p text:style-name="Macsy"><text:span text:style-name="Macsy1">4. GUI</text:span></text:p>
      <text:p text:style-name="Macsy"><text:span text:style-name="Macsy1"><text:tab/>4.1 Laitteistoliittymät</text:span></text:p>
      <text:p text:style-name="Macsy"><text:span text:style-name="Macsy1"><text:tab/>4.2 Ohjelmistoliittymät</text:span></text:p>
      <text:p text:style-name="Macsy"><text:span text:style-name="Macsy1"><text:tab/>4.3 Tietoliikenneliittymät</text:span></text:p>
      <text:p text:style-name="Macsy"><text:span text:style-name="Macsy1">5. Siirrettävyys ja yhteensopivuus</text:span></text:p>
      <text:p text:style-name="Macsy"><text:span text:style-name="Macsy1">6. Jatkokehitysajatuksia</text:span></text:p>
      <text:p text:style-name="P5"/>
      <text:p text:style-name="P6"/>
      <text:p text:style-name="Macsy"><text:span text:style-name="T4">1. Johdanto</text:span></text:p>
      <text:p text:style-name="P7"/>
      <text:p text:style-name="P8"><text:span text:style-name="Macsy1">Tavoitteenamme on tuottaa javalla Steamin myynnin pääkohtiin keskittyvä simulaatio. Ohjelma toimii uusimmalla Oraclen Java-ohjelmistolla ja suoritusympäristöllä, ja se tuotetaan myös Oraclen Netbeans-ohjelmistolla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>
      <style:text-properties fo:color="#000000" fo:font-family="Sans Serif" fo:font-size="12.000000000000000pt"/>
    </style:default-style>
    <style:style style:name="Macsy1" style:display-name="Macsy" style:family="text">
      <style:text-properties fo:font-family="Ubuntu"/>
    </style:style>
    <style:style style:name="Footnote" style:display-name="Footnote" style:family="paragraph" style:next-style-name=""/>
    <style:style style:name="Endnote" style:display-name="Endnote" style:family="paragraph" style:next-style-name=""/>
    <style:style style:name="Bullet_20List" style:display-name="Bullet List" style:family="paragraph" style:list-style-name="L6">
      <style:text-properties fo:font-size="12.000000000000000pt"/>
    </style:style>
    <style:style style:name="Head_201" style:default-outline-level="1" style:display-name="Head 1" style:family="paragraph" style:next-style-name="Standard">
      <style:text-properties fo:font-size="20.000000000000000pt" fo:font-weight="bold"/>
    </style:style>
    <style:style style:name="Enumerated_20List" style:display-name="Enumerated List" style:family="paragraph" style:list-style-name="L4">
      <style:text-properties fo:font-size="12.000000000000000pt"/>
    </style:style>
    <style:style style:name="Head_202" style:default-outline-level="2" style:display-name="Head 2" style:family="paragraph" style:next-style-name="Standard">
      <style:text-properties fo:font-size="16.000000000000000pt" fo:font-weight="bold"/>
    </style:style>
    <style:style style:name="A1" style:display-name="A1" style:family="paragraph">
      <style:text-properties fo:color="#000000" fo:font-family="Sans Serif" fo:font-size="12.000000000000000pt"/>
    </style:style>
    <style:style style:name="Head_203" style:default-outline-level="3" style:display-name="Head 3" style:family="paragraph" style:next-style-name="Standard">
      <style:text-properties fo:font-size="12.000000000000000pt" fo:font-weight="bold"/>
    </style:style>
    <style:style style:name="Standard" style:display-name="Standard" style:family="paragraph">
      <style:text-properties fo:font-size="12.000000000000000pt"/>
    </style:style>
    <style:style style:name="Document_20Title" style:display-name="Document Title" style:family="paragraph" style:next-style-name="Standard">
      <style:paragraph-properties fo:text-align="center"/>
      <style:text-properties fo:font-size="24.000000000000000pt" fo:font-weight="bold"/>
    </style:style>
    <style:style style:name="Alphabetical_20List" style:display-name="Alphabetical List" style:family="paragraph" style:list-style-name="L5">
      <style:text-properties fo:font-size="12.000000000000000pt"/>
    </style:style>
    <style:style style:name="Macsy" style:display-name="Macsy" style:family="paragraph" style:next-style-name="Standard">
      <style:paragraph-properties fo:background-color="transparent" fo:margin-bottom="6.000000000000000pt" fo:margin-top="12.000000000000000pt"/>
      <style:text-properties fo:color="#000000" fo:font-family="Sans Serif" fo:font-size="12.000000000000000pt"/>
    </style:style>
    <style:style style:name="Contents_201" style:display-name="Contents 1" style:family="paragraph">
      <style:paragraph-properties fo:margin-left="0.000000000000000pt"/>
    </style:style>
    <style:style style:name="Contents_202" style:display-name="Contents 2" style:family="paragraph">
      <style:paragraph-properties fo:margin-left="8.000000000000000pt"/>
    </style:style>
    <style:style style:name="Contents_203" style:display-name="Contents 3" style:family="paragraph">
      <style:paragraph-properties fo:margin-left="16.000000000000000pt"/>
    </style:style>
    <style:style style:name="Contents_204" style:display-name="Contents 4" style:family="paragraph">
      <style:paragraph-properties fo:margin-left="24.000000000000000pt"/>
    </style:style>
    <style:style style:name="Contents_205" style:display-name="Contents 5" style:family="paragraph">
      <style:paragraph-properties fo:margin-left="32.000000000000000pt"/>
    </style:style>
    <style:style style:name="Contents_206" style:display-name="Contents 6" style:family="paragraph">
      <style:paragraph-properties fo:margin-left="40.000000000000000pt"/>
    </style:style>
    <style:style style:name="Contents_207" style:display-name="Contents 7" style:family="paragraph">
      <style:paragraph-properties fo:margin-left="48.000000000000000pt"/>
    </style:style>
    <style:style style:name="Contents_208" style:display-name="Contents 8" style:family="paragraph">
      <style:paragraph-properties fo:margin-left="56.000000000000000pt"/>
    </style:style>
    <style:style style:name="Contents_209" style:display-name="Contents 9" style:family="paragraph">
      <style:paragraph-properties fo:margin-left="64.000000000000000pt"/>
    </style:style>
    <style:style style:name="Contents_2010" style:display-name="Contents 10" style:family="paragraph">
      <style:paragraph-properties fo:margin-left="72.000000000000000pt"/>
    </style:style>
    <style:style style:name="Bibliography_20article" style:display-name="Bibliography article" style:family="paragraph"/>
    <style:style style:name="Bibliography_20book" style:display-name="Bibliography book" style:family="paragraph"/>
    <style:style style:name="Bibliography_20booklet" style:display-name="Bibliography booklet" style:family="paragraph"/>
    <style:style style:name="Bibliography_20conference" style:display-name="Bibliography conference" style:family="paragraph"/>
    <style:style style:name="Bibliography_20email" style:display-name="Bibliography email" style:family="paragraph"/>
    <style:style style:name="Bibliography_20inbook" style:display-name="Bibliography inbook" style:family="paragraph"/>
    <style:style style:name="Bibliography_20incollection" style:display-name="Bibliography incollection" style:family="paragraph"/>
    <style:style style:name="Bibliography_20inproceedings" style:display-name="Bibliography inproceedings" style:family="paragraph"/>
    <style:style style:name="Bibliography_20journal" style:display-name="Bibliography journal" style:family="paragraph"/>
    <style:style style:name="Bibliography_20manual" style:display-name="Bibliography manual" style:family="paragraph"/>
    <style:style style:name="Bibliography_20mastersthesis" style:display-name="Bibliography mastersthesis" style:family="paragraph"/>
    <style:style style:name="Bibliography_20misc" style:display-name="Bibliography misc" style:family="paragraph"/>
    <style:style style:name="Bibliography_20phdthesis" style:display-name="Bibliography phdthesis" style:family="paragraph"/>
    <style:style style:name="Bibliography_20proceedings" style:display-name="Bibliography proceedings" style:family="paragraph"/>
    <style:style style:name="Bibliography_20techreport" style:display-name="Bibliography techreport" style:family="paragraph"/>
    <style:style style:name="Bibliography_20unpublished" style:display-name="Bibliography unpublished" style:family="paragraph"/>
    <style:style style:name="Bibliography_20www" style:display-name="Bibliography www" style:family="paragraph"/>
    <style:style style:name="Bibliography_20custom1" style:display-name="Bibliography custom1" style:family="paragraph"/>
    <style:style style:name="Bibliography_20custom2" style:display-name="Bibliography custom2" style:family="paragraph"/>
    <style:style style:name="Bibliography_20custom3" style:display-name="Bibliography custom3" style:family="paragraph"/>
    <style:style style:name="Bibliography_20custom4" style:display-name="Bibliography custom4" style:family="paragraph"/>
    <style:style style:name="Bibliography_20custom5" style:display-name="Bibliography custom5" style:family="paragraph"/>
    <style:style style:name="Footnote_20anchor" style:display-name="Footnote anchor" style:family="text">
      <style:text-properties style:text-position="super"/>
    </style:style>
    <style:style style:name="Footnote_20Symbol" style:display-name="Footnote Symbol" style:family="text"/>
    <style:style style:name="Endnote_20anchor" style:display-name="Endnote anchor" style:family="text">
      <style:text-properties style:text-position="super"/>
    </style:style>
    <style:style style:name="Endnote_20Symbol" style:display-name="Endnote Symbol" style:family="text"/>
    <style:style style:name="Macsy" style:display-name="Macsy" style:family="text" style:next-style-name="Standard">
      <style:text-properties fo:font-family="Ubuntu"/>
    </style:style>
    <style:style style:name="Head" style:display-name="Head" style:family="text">
      <style:text-properties fo:font-size="11.000000000000000pt"/>
    </style:style>
    <text:list-style style:name="L6" style:display-name="L6">
      <text:list-level-style-bullet text:bullet-char="●" text:level="1">
        <style:list-level-properties text:list-level-position-and-space-mode="label-width-and-position" fo:text-align="start"/>
      </text:list-level-style-bullet>
    </text:list-style>
    <text:list-style style:name="L4" style:display-name="L4">
      <text:list-level-style-number text:start-value="1" text:display-levels="1" style:num-format="1" text:level="1" style:num-prefix="" style:num-suffix=".">
        <style:list-level-properties text:list-level-position-and-space-mode="label-width-and-position" fo:text-align="start"/>
      </text:list-level-style-number>
    </text:list-style>
    <text:list-style style:name="L5" style:display-name="L5">
      <text:list-level-style-number text:start-value="1" text:display-levels="1" style:num-format="a" text:level="1" style:num-prefix="" style:num-suffix=")">
        <style:list-level-properties text:list-level-position-and-space-mode="label-width-and-position" fo:text-align="start"/>
      </text:list-level-style-number>
    </text:list-style>
    <text:list-style style:name="L1" style:display-name="L1">
      <text:list-level-style-number text:start-value="1" text:display-levels="1" style:num-format="1" text:level="1" style:num-prefix="" style:num-suffix=".">
        <style:list-level-properties text:list-level-position-and-space-mode="label-width-and-position" fo:text-align="start"/>
      </text:list-level-style-number>
    </text:list-style>
    <text:list-style style:name="L" style:display-name="L">
      <text:list-level-style-number text:start-value="1" text:display-levels="2" style:num-format="1" text:level="1" style:num-prefix="" style:num-suffix=".">
        <style:list-level-properties text:list-level-position-and-space-mode="label-alignment" fo:text-align="start">
          <style:list-level-label-alignment text:label-followed-by="listtab" text:list-tab-stop-position="53.85836102000pt" fo:text-indent="-10.77167220400pt" fo:margin-left="53.85836102000pt"/>
        </style:list-level-properties>
      </text:list-level-style-number>
    </text:list-style>
    <text:list-style style:name="L2" style:display-name="L2">
      <text:list-level-style-number text:start-value="1" text:display-levels="2" style:num-format="1" text:level="2" style:num-prefix="" style:num-suffix=".">
        <style:list-level-properties text:list-level-position-and-space-mode="label-width-and-position" fo:text-align="start"/>
      </text:list-level-style-number>
    </text:list-style>
    <text:list-style style:name="L3" style:display-name="L3">
      <text:list-level-style-number text:start-value="1" text:display-levels="3" style:num-format="1" text:level="3" style:num-prefix="" style:num-suffix=".">
        <style:list-level-properties text:list-level-position-and-space-mode="label-width-and-position" fo:text-align="start"/>
      </text:list-level-style-number>
    </text:list-style>
    <text:list-style style:name="L7" style:display-name="L7">
      <text:list-level-style-number text:start-value="1" text:display-levels="1" style:num-format="1" text:level="1" style:num-prefix="" style:num-suffix=".">
        <style:list-level-properties text:list-level-position-and-space-mode="label-alignment" fo:text-align="start">
          <style:list-level-label-alignment text:label-followed-by="listtab" text:list-tab-stop-position="53.85836102000pt" fo:text-indent="-17.85829865400pt" fo:margin-left="53.85836102000pt"/>
        </style:list-level-properties>
      </text:list-level-style-number>
    </text:list-style>
    <text:outline-style style:name="O">
      <text:outline-level-style text:start-value="1" text:display-levels="1" style:num-format="1" text:level="1" style:num-prefix="" style:num-suffix=".">
        <style:list-level-properties text:list-level-position-and-space-mode="label-width-and-position" fo:text-align="start"/>
      </text:outline-level-style>
      <text:outline-level-style text:start-value="1" text:display-levels="2" style:num-format="1" text:level="2" style:num-prefix="" style:num-suffix=".">
        <style:list-level-properties text:list-level-position-and-space-mode="label-width-and-position" fo:text-align="start"/>
      </text:outline-level-style>
      <text:outline-level-style text:start-value="1" text:display-levels="3" style:num-format="1" text:level="3" style:num-prefix="" style:num-suffix=".">
        <style:list-level-properties text:list-level-position-and-space-mode="label-width-and-position" fo:text-align="start"/>
      </text:outline-level-style>
    </text:outline-style>
    <text:notes-configuration text:note-class="footnote" text:citation-style-name="Footnote_20_Symbol" text:citation-body-style-name="Footnote_20_anchor" text:default-style-name="Footnote" text:start-value="1" style:num-format="1" text:start-numbering-at="document" text:footnotes-position="page"/>
    <text:notes-configuration text:note-class="endnote" text:citation-style-name="Endnote_20_Symbol" text:citation-body-style-name="Endnote_20_anchor" text:default-style-name="Endnote" text:start-value="1" style:num-format="i" text:start-numbering-at="document" text:footnotes-position="page"/>
    <text:bibliography-configuration text:prefix="[" text:suffix="]" text:numbered-entries="false" text:sort-by-position="true"/>
  </office:styles>
  <office:automatic-styles>
    <style:style style:name="T1" style:family="text"/>
    <style:style style:name="P1" style:family="paragraph">
      <style:paragraph-properties>
        <style:tab-stops>
          <style:tab-stop style:position="425.00000000000pt" style:type="right" style:leader-type="none" style:leader-style="none" style:leader-width="auto" style:leader-color="font-color"/>
        </style:tab-stops>
      </style:paragraph-properties>
    </style:style>
    <style:style style:name="P2" style:family="paragraph">
      <style:paragraph-properties>
        <style:tab-stops>
          <style:tab-stop style:position="0.00000000000pt" style:type="left" style:leader-type="none" style:leader-style="none" style:leader-width="auto" style:leader-color="font-color"/>
          <style:tab-stop style:position="425.00000000000pt" style:type="right" style:leader-type="none" style:leader-style="none" style:leader-width="auto" style:leader-color="font-color"/>
        </style:tab-stops>
      </style:paragraph-properties>
    </style:style>
    <style:page-layout style:name="pm1" style:page-usage="all">
      <style:page-layout-properties calligra:specialborder-bottom="none" calligra:specialborder-left="none" calligra:specialborder-right="none" calligra:specialborder-top="none" fo:border="0pt none #000000" fo:margin-bottom="42.009999999999998pt" fo:margin-left="57.000000000000000pt" fo:margin-right="57.000000000000000pt" fo:margin-top="42.009999999999998pt" fo:padding="0.000000000000000pt" fo:page-height="841.891222259999950pt" fo:page-width="595.276621799999930pt" style:print-orientation="portrait"/>
      <style:header-style>
        <style:header-footer-properties fo:min-height="10.00000000000pt" fo:margin-bottom="10.00000000000pt" style:dynamic-spacing="false"/>
      </style:header-style>
      <style:footer-style>
        <style:header-footer-properties fo:min-height="10.00000000000pt" fo:margin-top="10.00000000000pt" style:dynamic-spacing="false"/>
      </style:footer-style>
    </style:page-layout>
  </office:automatic-styles>
  <office:master-styles>
    <style:master-page style:name="Standard" style:display-name="Default" style:page-layout-name="pm1">
      <style:header>
        <text:p text:style-name="P1"><text:span text:style-name="T1"><text:page-number text:select-page="current" style:num-format="1">1</text:page-number></text:span>/<text:span text:style-name="T1"><text:page-count>2</text:page-count></text:span><text:tab/><text:span text:style-name="T1"><text:date style:data-style-name="N1" text:fixed="true" text:date-value="2016-04-18T11:25:15">18/04/16</text:date></text:span></text:p>
      </style:header>
      <style:footer>
        <text:p text:style-name="P2"><text:span text:style-name="T1"><text:creator/></text:span><text:span text:style-name="T1"><text:title/></text:span><text:span text:style-name="T1"><text:page-number text:select-page="current" style:num-format="1">1</text:page-number></text:span><text:span text:style-name="T1">/</text:span><text:span text:style-name="T1"><text:page-count>2</text:page-count></text:span><text:tab/><text:span text:style-name="T1"><text:date style:data-style-name="N1" text:fixed="true" text:date-value="2016-04-18T11:22:33">18/04/16</text:dat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9.11</meta:generator>
    <dc:title/>
    <meta:initial-creator>Unknown</meta:initial-creator>
    <meta:editing-cycles>15</meta:editing-cycles>
    <dc:date>2016-04-18T11:36:32</dc:date>
    <meta:creation-date>2008-08-22T11:41:04</meta:creation-date>
  </office:meta>
</office:document-meta>
</file>